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Heading_20_2">
      <style:paragraph-properties fo:break-before="pag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2784836201406191443" text:style-name="L1">
        <text:list-item>
          <text:p text:style-name="P8">Sophie</text:p>
          <text:list>
            <text:list-item>
              <text:p text:style-name="P8">Sophie is able to speak with objects that attract her interest, ordering them to perform actions useful for the game-play. She has this ability from the start of the game, and its use is already required at the Portheaven Fair.</text:p>
            </text:list-item>
            <text:list-item>
              <text:p text:style-name="P8">To enter Cal Sophie will have to speak with an ancient ruin in a language that she doesn’t know; in the guild of alchemists will find a book that will help her to understand the ancient language.</text:p>
            </text:list-item>
          </text:list>
        </text:list-item>
        <text:list-item>
          <text:p text:style-name="P8">Calcifer</text:p>
          <text:list>
            <text:list-item>
              <text:p text:style-name="P8">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8">Calcifer uses the pressure in the armor, thanks to special joints given to him by King Beuron, to shoot pieces at a great distance as a cannon.</text:p>
            </text:list-item>
            <text:list-item>
              <text:p text:style-name="P8">When they are in the dark, it is always possible to ask Calcifer to shed light.</text:p>
            </text:list-item>
          </text:list>
        </text:list-item>
        <text:list-item>
          <text:p text:style-name="P8">Heen is able to use his brute force to destroy specific walls.</text:p>
        </text:list-item>
        <text:list-item>
          <text:p text:style-name="P8">Markl manages to infiltrate the narrowest spaces, opening the way for the group.</text:p>
        </text:list-item>
        <text:list-item>
          <text:p text:style-name="P8">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7"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7"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2169919012179960083" text:style-name="L2">
              <text:list-item>
                <text:p text:style-name="P9">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7388223" text:continue-numbering="true" text:style-name="L2">
              <text:list-item>
                <text:p text:style-name="P9">CW1: Gloves reinforced with metal tips (damage equal to a sword) (Uncommon, 1d8)</text:p>
              </text:list-item>
              <text:list-item>
                <text:p text:style-name="P9">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5212564988754223635" text:style-name="L3">
              <text:list-item>
                <text:p text:style-name="P10">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7373628" text:continue-numbering="true" text:style-name="L3">
              <text:list-item>
                <text:p text:style-name="P10">WA1: Leather Armor (common, CA=7)</text:p>
              </text:list-item>
              <text:list-item>
                <text:p text:style-name="P10">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6655726906955478084" text:style-name="L4">
              <text:list-item>
                <text:p text:style-name="P11">A1: WoW necklace (rare, medium life point up and Intelligence +1)</text:p>
              </text:list-item>
              <text:list-item>
                <text:p text:style-name="P11">A2: Markl necklace (rare, medium life point up and Wisdom +2)</text:p>
              </text:list-item>
              <text:list-item>
                <text:p text:style-name="P11">A3: Stone of the Intelligence Calcifer (uncommon, Intelligence +2)</text:p>
              </text:list-item>
              <text:list-item>
                <text:p text:style-name="P11">A4: Stone of Life Calcifer (rare, medium life point up)</text:p>
              </text:list-item>
              <text:list-item>
                <text:p text:style-name="P11">A5: Stone of Life Heen (rare, medium life point up)</text:p>
              </text:list-item>
              <text:list-item>
                <text:p text:style-name="P11">A6: Sophie-Heen dexterity stone (common, Dexterity +2)</text:p>
              </text:list-item>
              <text:list-item>
                <text:p text:style-name="P11">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5026718818672038666" text:style-name="L5">
              <text:list-item>
                <text:p text:style-name="P12">Potion of healing: Restore some hit points.</text:p>
              </text:list-item>
              <text:list-item>
                <text:p text:style-name="P12">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2">Normal man: becomes a 4th level fighter</text:p>
                      </text:list-item>
                      <text:list-item>
                        <text:p text:style-name="P12">1-3: Gains 3 level or hit dice</text:p>
                      </text:list-item>
                      <text:list-item>
                        <text:p text:style-name="P12">4-7: Gains 2 level or hit dice</text:p>
                      </text:list-item>
                      <text:list-item>
                        <text:p text:style-name="P12">8-10: Gains 1 level or hit dice</text:p>
                      </text:list-item>
                      <text:list-item>
                        <text:p text:style-name="P12">11+: No effect.</text:p>
                      </text:list-item>
                    </text:list>
                  </text:list-item>
                </text:list>
              </text:list-item>
              <text:list-item>
                <text:p text:style-name="P12">Potion of Invulnerability: The user’s Armor Class and Saving Throws gain bonus of 2 for he duration of the potion. </text:p>
              </text:list-item>
              <text:list-item>
                <text:p text:style-name="P12">Potion of speed: the user moves twice as fast, may attack twice per round, and performs other actions except spell casting at twice normal speed.</text:p>
              </text:list-item>
              <text:list-item>
                <text:p text:style-name="P12">Potion of Fire Resistance: The user cannot <text:s/>be harmed by normal fires and gains +2 bonus to all Saving Throws against fire attacks.</text:p>
              </text:list-item>
              <text:list-item>
                <text:p text:style-name="P12">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100262343825196058" text:style-name="L6">
              <text:list-item>
                <text:p text:style-name="P13">HW1: Mace (common, 1d6)</text:p>
              </text:list-item>
              <text:list-item>
                <text:p text:style-name="P13">HW2: Battle axe bat (uncommon, 1d8)</text:p>
              </text:list-item>
              <text:list-item>
                <text:p text:style-name="P13">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3314768789851422544" text:style-name="L7">
              <text:list-item>
                <text:p text:style-name="P14">HA1: Chain Mail (uncommon, CA = 5)</text:p>
              </text:list-item>
              <text:list-item>
                <text:p text:style-name="P14">HA2: Plate Mail (rare, CA = 3)</text:p>
              </text:list-item>
              <text:list-item>
                <text:p text:style-name="P14">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1346159059271692744" text:style-name="L8">
        <text:list-item>
          <text:p text:style-name="P15">HA2 is found by exploring the prisons, the player must find the secret passage in the guard post 3 and face the two enemies in the interrogation room.</text:p>
        </text:list-item>
        <text:list-item>
          <text:p text:style-name="P15">MC (Markl) is found by exploring the NO sector of the city inside a shop whose entrance door is semi-open.</text:p>
        </text:list-item>
        <text:list-item>
          <text:p text:style-name="P15">A3 is hidden in the castle and is obtained by exploring room Y after having beaten the enemies who preside it.</text:p>
        </text:list-item>
        <text:list-item>
          <text:p text:style-name="P15">CA5 is in the arsenal to which you must log in during the side quest to help the resistance. In particular the player open the trunk placed in the corner of the room.</text:p>
        </text:list-item>
      </text:list>
      <text:h text:style-name="P7"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7789764039500725298" text:style-name="L9">
        <text:list-item>
          <text:p text:style-name="P16">City: 11 (3 NO, 4 SO, 4 SE)</text:p>
        </text:list-item>
        <text:list-item>
          <text:p text:style-name="P16">Castle: 2</text:p>
        </text:list-item>
        <text:list-item>
          <text:p text:style-name="P16">Prisons: 2</text:p>
        </text:list-item>
        <text:list-item>
          <text:p text:style-name="P16">Port: 2</text:p>
        </text:list-item>
        <text:list-item>
          <text:p text:style-name="P16">Barracks: 1</text:p>
        </text:list-item>
        <text:list-item>
          <text:p text:style-name="P16">Training Camp: 1</text:p>
        </text:list-item>
        <text:list-item>
          <text:p text:style-name="P16">Arsenal: 0</text:p>
        </text:list-item>
        <text:list-item>
          <text:p text:style-name="P16">Tower: 1</text:p>
        </text:list-item>
        <text:list-item>
          <text:p text:style-name="P16">Base of resistance: 2</text:p>
        </text:list-item>
        <text:list-item>
          <text:p text:style-name="P16">Tavern: 1</text:p>
        </text:list-item>
        <text:list-item>
          <text:p text:style-name="P16">Sewers: 2</text:p>
        </text:list-item>
      </text:list>
      <text:p text:style-name="Standard">Objects in the city can be found on the sides of roads, on the ground or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04T17:17:31.44</dc:date>
    <meta:editing-duration>PT6H28M32S</meta:editing-duration>
    <meta:editing-cycles>169</meta:editing-cycles>
    <meta:generator>OpenOffice/4.1.4$Win32 OpenOffice.org_project/414m5$Build-9788</meta:generator>
    <meta:document-statistic meta:table-count="5" meta:image-count="0" meta:object-count="0" meta:page-count="7" meta:paragraph-count="219" meta:word-count="1436" meta:character-count="7526"/>
    <meta:template xlink:type="simple" xlink:actuate="onRequest" xlink:title="" xlink:href="../MasterGameDesignDocument.odm" meta:date="2018-12-29T17:17:59.41"/>
  </office:meta>
</office:document-meta>
</file>